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artPrint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martPrinterTest.shouldPrintBothInMultilinesWhenSecondIsMult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martPrinterTest.shouldPrintBothInMultilinesWhenBothAreMult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martPrinterTest.shouldPrintBothInMultilinesWhenFirstIsMult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martPrinterTest.shouldPrintBothInSingleLineWhenBothAreSh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